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19047619047619" calcext:value-type="float">
            <text:p>0.19047619047619</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0:35:41.730007700</dc:date>
    <meta:editing-duration>P4DT16H30S</meta:editing-duration>
    <meta:editing-cycles>147</meta:editing-cycles>
    <meta:generator>LibreOffice/25.2.2.2$Windows_X86_64 LibreOffice_project/7370d4be9e3cf6031a51beef54ff3bda878e3fac</meta:generator>
    <meta:document-statistic meta:table-count="1" meta:cell-count="1046" meta:object-count="0"/>
  </office:meta>
</office:document-meta>
</file>